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paragraph-properties fo:text-align="end" style:justify-single-word="false"/>
      <style:text-properties fo:font-weight="bold" style:font-weight-asian="bold"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italic" style:font-style-asian="italic" style:font-style-complex="italic"/>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text-properties fo:font-weight="normal" style:font-weight-asian="normal" style:font-weight-complex="normal"/>
    </style:style>
    <style:style style:name="P18" style:family="paragraph" style:parent-style-name="Title">
      <style:paragraph-properties fo:break-before="page"/>
    </style:style>
    <style:style style:name="P19" style:family="paragraph" style:parent-style-name="Subtitle">
      <style:paragraph-properties fo:break-before="page"/>
    </style:style>
    <style:style style:name="P20" style:family="paragraph" style:parent-style-name="Subtitle">
      <style:paragraph-properties fo:text-align="start" style:justify-single-word="false"/>
    </style:style>
    <style:style style:name="P21" style:family="paragraph" style:parent-style-name="Subtitle">
      <style:paragraph-properties fo:text-align="center" style:justify-single-word="false"/>
    </style:style>
    <style:style style:name="P22"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23" style:family="paragraph" style:parent-style-name="Contents_20_1">
      <style:paragraph-properties>
        <style:tab-stops>
          <style:tab-stop style:position="4.5in" style:type="right" style:leader-style="dotted" style:leader-text="."/>
        </style:tab-stops>
      </style:paragraph-properties>
    </style:style>
    <style:style style:name="P24" style:family="paragraph" style:parent-style-name="Contents_20_2">
      <style:paragraph-properties>
        <style:tab-stops>
          <style:tab-stop style:position="4.3035in" style:type="right" style:leader-style="dotted" style:leader-text="."/>
        </style:tab-stops>
      </style:paragraph-properties>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7">
      <style:paragraph-properties fo:text-align="start" style:justify-single-word="false"/>
    </style:style>
    <style:style style:name="P30" style:family="paragraph" style:parent-style-name="Text_20_body" style:list-style-name="L8">
      <style:paragraph-properties fo:text-align="start" style:justify-single-word="false"/>
    </style:style>
    <style:style style:name="P31" style:family="paragraph" style:parent-style-name="Text_20_body" style:list-style-name="L10">
      <style:paragraph-properties fo:text-align="start" style:justify-single-word="false"/>
    </style:style>
    <style:style style:name="P32" style:family="paragraph" style:parent-style-name="Text_20_body" style:list-style-name="L13">
      <style:paragraph-properties fo:text-align="start" style:justify-single-word="false"/>
    </style:style>
    <style:style style:name="P33" style:family="paragraph" style:parent-style-name="Text_20_body" style:list-style-name="L9"/>
    <style:style style:name="P34" style:family="paragraph" style:parent-style-name="Text_20_body" style:list-style-name="L11"/>
    <style:style style:name="P35" style:family="paragraph" style:parent-style-name="Text_20_body" style:list-style-name="L11">
      <style:text-properties fo:font-weight="bold" style:font-weight-asian="bold" style:font-weight-complex="bold"/>
    </style:style>
    <style:style style:name="P36" style:family="paragraph" style:parent-style-name="Text_20_body" style:list-style-name="L13"/>
    <style:style style:name="P37" style:family="paragraph" style:parent-style-name="Text_20_body" style:list-style-name="L7" style:master-page-name="">
      <style:paragraph-properties fo:text-align="start" style:justify-single-word="false" style:page-number="auto" fo:keep-with-next="always"/>
    </style:style>
    <style:style style:name="P38" style:family="paragraph" style:parent-style-name="Heading_20_3" style:master-page-name="">
      <style:paragraph-properties style:page-number="auto"/>
    </style:style>
    <style:style style:name="P39" style:family="paragraph" style:parent-style-name="Quotation" style:list-style-name="L12"/>
    <style:style style:name="P40" style:family="paragraph" style:parent-style-name="Title" style:master-page-name="Intro_20_First_20_Page">
      <style:paragraph-properties style:page-number="1"/>
    </style:style>
    <style:style style:name="P41" style:family="paragraph" style:parent-style-name="Title" style:master-page-name="Intro_20_First_20_Page">
      <style:paragraph-properties style:page-number="auto"/>
    </style:style>
    <style:style style:name="P42" style:family="paragraph" style:parent-style-name="Title" style:master-page-name="Forward_20_First_20_Page">
      <style:paragraph-properties style:page-number="auto"/>
    </style:style>
    <style:style style:name="P43" style:family="paragraph" style:parent-style-name="Title" style:master-page-name="Chapter_20_First_20_Page">
      <style:paragraph-properties style:page-number="1" fo:break-before="auto" fo:break-after="auto"/>
    </style:style>
    <style:style style:name="P44" style:family="paragraph" style:parent-style-name="Title" style:master-page-name="Chapter_20_First_20_Page">
      <style:paragraph-properties style:page-number="auto" fo:break-before="auto" fo:break-after="auto"/>
    </style:style>
    <style:style style:name="P45" style:family="paragraph" style:parent-style-name="Heading_20_1"/>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3"/>
    <style:style style:name="P49" style:family="paragraph" style:parent-style-name="Main_20_Title" style:master-page-name="Cover_20_Page">
      <style:paragraph-properties fo:margin-top="0in" fo:margin-bottom="0.2098in" fo:line-height="115%" fo:keep-together="always" style:page-number="auto" fo:break-before="auto" fo:break-after="auto" fo:background-color="transparent" fo:padding="0in" fo:border-left="none" fo:border-right="none" fo:border-top="none" fo:border-bottom="0.0138in solid #000080" style:shadow="none" fo:keep-with-next="always">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Hebrews</text:p>
      <text:p text:style-name="P21">The View from the Mishkan</text:p>
      <text:p text:style-name="P15"/>
      <text:p text:style-name="P10">Introduction to Messianic Midrash</text:p>
      <text:p text:style-name="P9"/>
      <text:p text:style-name="P9"/>
      <text:p text:style-name="P9"/>
      <text:p text:style-name="P9"/>
      <text:p text:style-name="P9"/>
      <text:p text:style-name="P9"/>
      <text:p text:style-name="P11"/>
      <text:p text:style-name="P11"/>
      <text:p text:style-name="P11"/>
      <text:p text:style-name="P11"/>
      <text:p text:style-name="P11"/>
      <text:p text:style-name="P10"/>
      <text:p text:style-name="P12">by David Negley</text:p>
      <text:p text:style-name="P40">Dedication</text:p>
      <text:p text:style-name="P14"/>
      <text:p text:style-name="P14">I dedicate this work to the God of Israel, He who calls Jews and Gentiles to build together a community that models the power of love and righteousness. May he send his Mashiach speedily and in our days.</text:p>
      <text:p text:style-name="P14">My wife, Kathie, of course deserves nothing but the highest praise for her patience, support, and assistance throughout the development of this material. She is truly God's gift to me in this life. She believed I could bring this work to life. </text:p>
      <text:p text:style-name="P14">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4">Without the assistance of all of the above, this book would never have come to fruition. </text:p>
      <text:p text:style-name="P14">David Negley<text:line-break/>Germantown, MD<text:line-break/>May <text:s/>2015</text:p>
      <text:p text:style-name="P14"/>
      <text:p text:style-name="P41">Table of Contents</text:p>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Chapter_20_Subtitle"/>
            <text:index-source-style text:style-name="Heading_20_1"/>
          </text:index-source-styles>
        </text:table-of-content-source>
        <text:index-body>
          <text:p text:style-name="P23">Dedication<text:tab/>i</text:p>
          <text:p text:style-name="P23">Table of Contents<text:tab/>iii</text:p>
          <text:p text:style-name="P23">Forward<text:tab/>vii</text:p>
          <text:p text:style-name="P23">Introduction<text:tab/>ix</text:p>
          <text:p text:style-name="P24">Theme<text:tab/>ix</text:p>
          <text:p text:style-name="P24">Genre<text:tab/>x</text:p>
          <text:p text:style-name="P24">Purpose<text:tab/>xii</text:p>
          <text:p text:style-name="P23">Part 1<text:tab/>1</text:p>
          <text:p text:style-name="P24">Where Do I Begin?<text:tab/>1</text:p>
          <text:p text:style-name="P24">The Calling and Destiny of Israel<text:tab/>3</text:p>
          <text:p text:style-name="P23">Part 2<text:tab/>9</text:p>
          <text:p text:style-name="P24">What Was the Question?<text:tab/>9</text:p>
          <text:p text:style-name="P24">The Mishna<text:tab/>11</text:p>
          <text:p text:style-name="P24">The Gemara<text:tab/>12</text:p>
          <text:p text:style-name="P24">The Talmud<text:tab/>12</text:p>
          <text:p text:style-name="P23">Part 3<text:tab/>14</text:p>
          <text:p text:style-name="P23">Part 4<text:tab/>15</text:p>
          <text:p text:style-name="P23">Hebrews in <text:line-break/>Rabbinic Relief<text:tab/>16</text:p>
          <text:p text:style-name="P24">Introduction<text:tab/>16</text:p>
          <text:p text:style-name="P24">Midrash 1<text:tab/>20</text:p>
          <text:p text:style-name="P24">Midrash 2<text:tab/>21</text:p>
          <text:p text:style-name="P24">Midrash 3<text:tab/>23</text:p>
          <text:p text:style-name="P24">Midrash 5<text:tab/>25</text:p>
          <text:p text:style-name="P23">Bibliography<text:tab/>47</text:p>
          <text:p text:style-name="P23">Glossary<text:tab/>48</text:p>
          <text:p text:style-name="P23">Notes<text:tab/>49</text:p>
          <text:p text:style-name="P23">Internet Articles<text:tab/>50</text:p>
        </text:index-body>
      </text:table-of-content>
      <text:p text:style-name="Standard"/>
      <text:p text:style-name="Standard">Initial suggested outline:</text:p>
      <text:p text:style-name="Standard"><text:soft-page-break/>Outline for material in “Messianic Midrash”. </text:p>
      <text:p text:style-name="Standard">Part 1<text:tab/>Historical Background</text:p>
      <text:p text:style-name="Standard">Part 2<text:tab/>Canon and Commentary<text:line-break/><text:tab/>A review of the literary development during the period from Moshe to Ezra.</text:p>
      <text:list xml:id="list1168428412720250227" text:style-name="L1">
        <text:list-item>
          <text:p text:style-name="P46">Composition and Integration of the Canon</text:p>
          <text:list>
            <text:list-item>
              <text:p text:style-name="P46">Torah</text:p>
            </text:list-item>
            <text:list-item>
              <text:p text:style-name="P46">Prophets and Writings added later</text:p>
            </text:list-item>
          </text:list>
        </text:list-item>
        <text:list-item>
          <text:p text:style-name="P46">Captivity and the Messianic Hope</text:p>
          <text:list>
            <text:list-item>
              <text:p text:style-name="P46">Apocalyptic Expectation<text:line-break/>Cite examples of apocalyptic literature, including Daniel and the Sibylline Oracles</text:p>
            </text:list-item>
            <text:list-item>
              <text:p text:style-name="P46">Son of David<text:line-break/>Messianic discussions in the Talmud</text:p>
            </text:list-item>
            <text:list-item>
              <text:p text:style-name="P46">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755809693162486616" text:style-name="L2">
        <text:list-item>
          <text:p text:style-name="P47"><text:soft-page-break/>Davidic bloodline</text:p>
        </text:list-item>
        <text:list-item>
          <text:p text:style-name="P47">Incorporates Monarchy and Priesthood</text:p>
        </text:list-item>
        <text:list-item>
          <text:p text:style-name="P47">Yeshua as Sage, comparable to Shlomo</text:p>
        </text:list-item>
      </text:list>
      <text:p text:style-name="Standard">Part 4<text:line-break/>Treatment of Hebrews</text:p>
      <text:list xml:id="list5418134574077780776" text:style-name="L3">
        <text:list-item>
          <text:p text:style-name="P48">Occasion for Writing of Hebrews</text:p>
          <text:list>
            <text:list-item>
              <text:p text:style-name="P48">Failed Monarchy</text:p>
            </text:list-item>
            <text:list-item>
              <text:p text:style-name="P48">Failed Priesthood</text:p>
            </text:list-item>
            <text:list-item>
              <text:p text:style-name="P48">Apparent Failure of Yeshua</text:p>
            </text:list-item>
            <text:list-item>
              <text:p text:style-name="P48">The Destruction of Jerusalem and the Temple</text:p>
            </text:list-item>
            <text:list-item>
              <text:p text:style-name="P48">Purpose of Hebrews<text:line-break/>To encourage the readers in light of the apparent failure of all their Messianic Hopes.</text:p>
            </text:list-item>
          </text:list>
        </text:list-item>
        <text:list-item>
          <text:p text:style-name="P48">Outline of Hebrews</text:p>
          <text:list>
            <text:list-item>
              <text:p text:style-name="P48">1:1—10:34<text:line-break/>Yeshua qualified to succeed David as king and priest.</text:p>
              <text:list>
                <text:list-item>
                  <text:p text:style-name="P48">As Literal Heir</text:p>
                </text:list-item>
                <text:list-item>
                  <text:p text:style-name="P48">As Literal Human Being</text:p>
                </text:list-item>
                <text:list-item>
                  <text:p text:style-name="P48">As Deliverer Like Moshe</text:p>
                </text:list-item>
              </text:list>
            </text:list-item>
            <text:list-item>
              <text:p text:style-name="P48"><text:soft-page-break/>B. 10:35—13:25<text:line-break/>Encouragement to maintain through this period of trial, when the expectation seems to be failing... just like all those who endured trials in previous generations.</text:p>
            </text:list-item>
          </text:list>
        </text:list-item>
      </text:list>
      <text:p text:style-name="P42">Forward</text:p>
      <text:p text:style-name="P14"/>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4">And so, I have periodically re-read Hebrews, seeking to understand it from the author's own point of view. I hoped that I would someday find the interpretive key that would allow me to glean from the book a 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text:soft-page-break/>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4"/>
      <text:p text:style-name="P41">Introduction</text:p>
      <text:p text:style-name="P14"/>
      <text:h text:style-name="Heading_20_1" text:outline-level="1">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3698601830753617297" text:style-name="L4">
        <text:list-item>
          <text:p text:style-name="P25">the divine nature of the Messiah;</text:p>
        </text:list-item>
        <text:list-item>
          <text:p text:style-name="P25">the annulment of the Torah;</text:p>
        </text:list-item>
        <text:list-item>
          <text:p text:style-name="P25">the replacement of the Temple in Jerusalem by an invisible worship center located in Heaven;</text:p>
        </text:list-item>
        <text:list-item>
          <text:p text:style-name="P25">the replacement of the Levitical priesthood by a new and different class of priesthood, based upon Melchizedek, rather than Levi;</text:p>
        </text:list-item>
        <text:list-item>
          <text:p text:style-name="P25">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ority of one's existing position, then they are easily absorbed without question. We accept everything in a woodenly literal manner, even when that same material, in any other setting would be readily identified as fanciful, or metaphorical.</text:p>
      <text:p text:style-name="Text_20_body"><text:soft-page-break/>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1">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text:soft-page-break/>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text:soft-page-break/>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1">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4"/>
      <text:p text:style-name="P43">Part 1</text:p>
      <text:p text:style-name="Subtitle">Historical Review</text:p>
      <text:h text:style-name="Heading_20_1" text:outline-level="1">Where Do I Begin?</text:h>
      <text:p text:style-name="Text_20_body">There is an old song from the 1970's, called, “Love Story”. The opening line is relevant to our present discussion. In it, the performer asks his audience the question,</text:p>
      <text:p text:style-name="P22">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1633810746779719726" text:style-name="L5">
        <text:list-item>
          <text:p text:style-name="P26">The superiority of Yeshua, and his supersedence over all aspects of religious Judaism;</text:p>
        </text:list-item>
        <text:list-item>
          <text:p text:style-name="P26">His priesthood is greater than Levi;</text:p>
        </text:list-item>
        <text:list-item>
          <text:p text:style-name="P26">His sacrifice is greater than those offered by Levi;</text:p>
        </text:list-item>
        <text:list-item>
          <text:p text:style-name="P26">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Hebrews. We must ask where the story began, where the story led, and where the story can be expected to conclude. </text:p>
      <text:h text:style-name="Heading_20_2" text:outline-level="2"><text:soft-page-break/>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3850500706293457174" text:style-name="L6">
        <text:list-item>
          <text:p text:style-name="P27">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7">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text:soft-page-break/>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1">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2182091457857869367" text:style-name="L7">
        <text:list-item>
          <text:p text:style-name="P29">The Call of Abraham</text:p>
          <text:p text:style-name="P28"><text:soft-page-break/>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29">Giving of Torah </text:p>
          <text:p text:style-name="P28">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28">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29">David Hamelech</text:p>
          <text:p text:style-name="P28">As Israel grew in the Land, they came to desire a King of the same sort as the kings of all the other nations. They were not satisfied to have Hashem, the unseen God of Israel, as their king. So, after the fitful start with Saul, David ascended to the throne.</text:p>
          <text:p text:style-name="P28">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28">Throughout his reign as king of Israel, David set the gold standard for a number of key elements which would forever leave their <text:soft-page-break/>impact on the Israeli view of their monarch. Of these, two stand out as the most significant:</text:p>
        </text:list-item>
      </text:list>
      <text:list xml:id="list1194617367579477828" text:style-name="L8">
        <text:list-item>
          <text:list>
            <text:list-item>
              <text:p text:style-name="P30">Davidic Covenant</text:p>
            </text:list-item>
            <text:list-item>
              <text:p text:style-name="P30">David as Prototypical Priest/King</text:p>
            </text:list-item>
          </text:list>
        </text:list-item>
      </text:list>
      <text:list xml:id="list41665202" text:continue-list="list2182091457857869367" text:style-name="L7">
        <text:list-header>
          <text:p text:style-name="P28">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28">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29">Divided Monarchy</text:p>
          <text:p text:style-name="P28">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28">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28">Thus was born the “Divided Monarchy”. Jereboam took with him the lion's share of the Israeli nation, in terms of both population and real estate. He also took with him the national identification--”Israel”. Reheboam, based in the region of Judah, <text:soft-page-break/>kept with him Judah, Benjamin, and some of the Levites. This Southern Kingdom was then designated, “Judah”.</text:p>
          <text:p text:style-name="P28">There are two imporant points that need to be kept in the fore of our thinking about this national split:</text:p>
          <text:list>
            <text:list-item>
              <text:p text:style-name="P28">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28">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29">Assyrian Captivity</text:p>
          <text:p text:style-name="P28">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28">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29">Babylonian Exile</text:p>
          <text:p text:style-name="P28">Unfortunately, the Southern Kingdom had its own issues, which eventually lead to its dissolution. However, they were preserved in captivity by the promises Hashem gave to David, and by their dedication to the House of David. Hashem used this coherence as <text:soft-page-break/>the centerpiece for the national regathering and return to the Land. We find this explicitly explained in Ezekiel 37.</text:p>
          <text:p text:style-name="P28">While in exile, the sages of Israel worked hard at discerning what constituted the failure of Israel, and how to rectify that failure. </text:p>
          <text:p text:style-name="P28">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37">Return from Exile</text:p>
          <text:p text:style-name="P29">The Babylonian empire was overtaken by the Medo-Persian Empire, under Cyrus the Persian. Cyrus allowed the Jews in his empire to return home, if they so desired. As a result, many Jews chose to remain in the Euphrates region, where popular Jewish schools, ccalled “yeshivot”, had been established.</text:p>
          <text:p text:style-name="P28">Dedication to the lineage of David allowed the Jewish remnant to quickly identify Zerubabbel as the rightful heir to the throne who would oversee the return of Israel to their home land. </text:p>
          <text:p text:style-name="P29">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29">Yeshua</text:p>
          <text:p text:style-name="P28">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text:soft-page-break/>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4">With this brief historical review in mind, it becomes clear that the concept of “Messiah” in Jewish thought cannot be divorced from the restoration of Israel and the primacy of the Israeli empire over all the nations of the world.</text:p>
      <text:p text:style-name="P14">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44">Part 2</text:p>
      <text:p text:style-name="P20">Canon and Commentary</text:p>
      <text:h text:style-name="Heading_20_1" text:outline-level="1">What Was the Question?</text:h>
      <text:p text:style-name="Standard">Part 2<text:tab/>Canon and Commentary<text:line-break/><text:tab/>A review of the literary development during the period from Moshe to Ezra.</text:p>
      <text:list xml:id="list41664663" text:continue-list="list1168428412720250227" text:style-name="L1">
        <text:list-item>
          <text:p text:style-name="P46">Composition and Integration of the Canon</text:p>
          <text:list>
            <text:list-item>
              <text:p text:style-name="P46">Torah</text:p>
            </text:list-item>
            <text:list-item>
              <text:p text:style-name="P46">Prophets and Writings added later</text:p>
            </text:list-item>
          </text:list>
        </text:list-item>
        <text:list-item>
          <text:p text:style-name="P46">Captivity and the Messianic Hope</text:p>
          <text:list>
            <text:list-item>
              <text:p text:style-name="P46">Apocalyptic Expectation<text:line-break/>Cite examples of apocalyptic literature, including Daniel and the Sibylline Oracles</text:p>
            </text:list-item>
            <text:list-item>
              <text:p text:style-name="P46">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oint pen, and write to your heart's content. The tools for writing everything, from directions, to shopping lists, to and entire book are all cheap and readily available. We have made the process of writing trivial.</text:p>
      <text:p text:style-name="Text_20_body">But this wasn't always so. In ancient times, preparing writing materials was difficult and laborious. Whether you were using plant-based papyrus, or <text:soft-page-break/>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So, when people took the time and expense to put material to +++++</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7753984207410518952" text:style-name="L9">
        <text:list-item>
          <text:p text:style-name="P33">Established centers of Jewish learning and self-governance, providing a core infrastructure around which the nation could gather. Today, we call these bodies “yeshivot” and “Jewish community centers”.</text:p>
        </text:list-item>
        <text:list-item>
          <text:p text:style-name="P33">Approved the inspired status of the prophetic writings as they were created.</text:p>
        </text:list-item>
        <text:list-item>
          <text:p text:style-name="P33">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3">Set in place the entire concept of a messianic office, as the ultimate inheritor of David's throne. The discussion that led to the definition of such a role is found throughout the Talmud, especially in b. Mas. Sanhedrin 72-103.</text:p>
        </text:list-item>
      </text:list>
      <text:p text:style-name="Text_20_body"><text:soft-page-break/>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was, “How to correct that situation?”</text:p>
      <text:p text:style-name="Text_20_body">This was the point at which Jewish identity and culture became synonymous with the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4700318982029654203" text:style-name="L10">
        <text:list-item>
          <text:p text:style-name="P31">Read Torah.</text:p>
        </text:list-item>
        <text:list-item>
          <text:p text:style-name="P31">Learn Torah.</text:p>
        </text:list-item>
        <text:list-item>
          <text:p text:style-name="P31">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f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1">The Mishna</text:h>
      <text:p text:style-name="P14">Thus began the conversation that eventually was compiled into the text we know as the Mishna. As the early sages discussed the meaning and <text:soft-page-break/>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4">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lead to the national exiles in Assyria and Babylonia. Devarim/Deuteronomy 30 promised that national repentance while in exile would lead to the restoration of Israel to the Land of Israel. </text:p>
      <text:p text:style-name="P14">But one has to know the laws before one can keep them.</text:p>
      <text:h text:style-name="Heading_20_1" text:outline-level="1">The Gemara</text:h>
      <text:p text:style-name="P14">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are working to reconcile conflicts between the earlier teachers.</text:p>
      <text:h text:style-name="Heading_20_1" text:outline-level="1">The Talmud</text:h>
      <text:p text:style-name="P14">Together, the Mishna and Gemara comprise the collection of 22 volumes known as the Talmud. The Talmud gives us the straightforward listing of mitzvot drawn from the Torah, as well as the commentary on those mitzvot <text:soft-page-break/>from later times. The purpose of all this commentary is to help the average Jew elevate his state of spiritual awareness and connect with Hashem through observance of the commandments.</text:p>
      <text:p text:style-name="P14"/>
      <text:p text:style-name="Title">Part 3</text:p>
      <text:p text:style-name="Subtitle">Events of the Second Temple Period</text:p>
      <text:p text:style-name="Text_20_body"/>
      <text:p text:style-name="Text_20_body"/>
      <text:p text:style-name="Text_20_body"/>
      <text:p text:style-name="Title">Part 4</text:p>
      <text:p text:style-name="Subtitle">The Question at Hand</text:p>
      <text:p text:style-name="Text_20_body"/>
      <text:p text:style-name="Text_20_body"/>
      <text:p text:style-name="Title">Hebrews in <text:line-break/>Rabbinic Relief</text:p>
      <text:p text:style-name="Subtitle">Mashiach, the Son of God</text:p>
      <text:h text:style-name="Heading_20_1" text:outline-level="1">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1">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priests were constantly on duty, making offerings, performing circumcisions, and pronouncing blessings upon the nation of Israel.</text:p>
      <text:p text:style-name="Text_20_body"><text:soft-page-break/>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h text:style-name="Heading_20_1" text:outline-level="1">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text:soft-page-break/>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8178190055157092538" text:style-name="L11">
        <text:list-item>
          <text:p text:style-name="P35">Political</text:p>
          <text:p text:style-name="P34">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4">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5">Religious</text:p>
          <text:p text:style-name="P34">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4">This was not the first time Israel had experienced such loss. It was foretold that Israel would be cast out of the Land if they failed to <text:soft-page-break/>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text:soft-page-break/>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1"><text:soft-page-break/>Midrash 1</text:h>
      <text:h text:style-name="Heading_20_2" text:outline-level="2">The Davidic Heir Is Greater than Angels</text:h>
      <text:p text:style-name="Text_20_body"><text:span text:style-name="T1">(5) </text:span>For to which of the angels did God ever say,</text:p>
      <text:p text:style-name="Quotation">"You are my Son; today I have become your Father"?<text:note text:id="ftn13"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Yes, they will <text:soft-page-break/>be 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0"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1">Midrash 2</text:h>
      <text:h text:style-name="Heading_20_2" text:outline-level="2">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In subjecting everything to him, he left nothing unsubjected to him. However, at present, we don't see everything subjected to him—at least, not yet.<text:span text:style-name="T1"> (9) </text:span>But we do see Yeshua—who indeed was made for a little while <text:soft-page-break/>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23"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himself suffered death when he was put to the test, he is able to help those who are being tested now.</text:p>
      <text:h text:style-name="Heading_20_1" text:outline-level="1"><text:soft-page-break/>Midrash 3</text:h>
      <text:h text:style-name="Heading_20_2" text:outline-level="2">The Heir Is Mashiach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5" text:note-class="footnote"><text:note-citation>25</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2">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text:soft-page-break/>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text:soft-page-break/>day, <text:span text:style-name="T3">"Today,"</text:span> saying through David, so long afterwards, in the text already given, </text:p>
      <text:p text:style-name="Quotation">"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1">Midrash 5</text:h>
      <text:h text:style-name="Heading_20_2" text:outline-level="2">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text:soft-page-break/>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6" text:note-class="footnote"><text:note-citation>36</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text:soft-page-break/>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8" text:note-class="footnote"><text:note-citation>38</text:note-citation><text:note-body><text:p text:style-name="Footnote">Bereisheet/Genesis 12:1-3; 22:16,17</text:p></text:note-body></text:note></text:p>
      <text:p text:style-name="Quotation"><text:soft-page-break/><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text:soft-page-break/>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text:soft-page-break/>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1" text:note-class="footnote"><text:note-citation>41</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oft-page-break/><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Quotation"><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Quotation"><text:soft-page-break/><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oft-page-break/><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text:soft-page-break/>now on our behalf in the very presence of God.<text:span text:style-name="T1"> (25) </text:span>Further, he did not enter heaven to offer himself 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Quotation"><text:soft-page-break/>things which are offered in accordance with the Torah;<text:span text:style-name="T1"> (9) </text:span>and then, </text:p>
      <text:p text:style-name="Quotation">"Look, I have come to do your will";<text:note text:id="ftn50" text:note-class="footnote"><text:note-citation>50</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2" text:note-class="footnote"><text:note-citation>52</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Quotation"><text:soft-page-break/><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59" text:note-class="footnote"><text:note-citation>59</text:note-citation><text:note-body><text:p text:style-name="Footnote">Devarim/Deuteronomy 32:41</text:p></text:note-body></text:note></text:p>
      <text:p text:style-name="Quotation">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Quotation"><text:soft-page-break/><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2" text:outline-level="2">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2">Creation</text:h>
      <text:p text:style-name="Quotation"><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2"><text:soft-page-break/>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2">Hanokh</text:h>
      <text:p text:style-name="Quotation"><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2">Noakh</text:h>
      <text:p text:style-name="Quotation"><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2"><text:soft-page-break/>Avraham</text:h>
      <text:h text:style-name="Heading_20_3" text:outline-level="3">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3">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2">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2"><text:soft-page-break/>More Avraham</text:h>
      <text:h text:style-name="Heading_20_3" text:outline-level="3">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2">Yitz'chak</text:h>
      <text:p text:style-name="Quotation"><text:span text:style-name="T1">(20) </text:span>By trusting, Yitz'chak, in his blessings over Ya`akov and Esav, made reference to events yet to come.<text:span text:style-name="T1"> </text:span></text:p>
      <text:h text:style-name="Heading_20_2" text:outline-level="2">Ya'akov</text:h>
      <text:p text:style-name="Quotation"><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2">Yosef</text:h>
      <text:p text:style-name="Quotation"><text:span text:style-name="T1">(22) </text:span>By trusting, Yosef, near the end of his life, remembered about the Exodus of the people of Isra'el and gave instructions about what to do with his bones.</text:p>
      <text:h text:style-name="Heading_20_2" text:outline-level="2">Moshe's Parents</text:h>
      <text:p text:style-name="Quotation"><text:span text:style-name="T1">(23) </text:span>By trusting, the parents of Moshe hid him for three months after he was born, because they saw that he was a <text:soft-page-break/>beautiful child, and they weren't afraid of the king's decree.</text:p>
      <text:h text:style-name="Heading_20_2" text:outline-level="2">Moshe</text:h>
      <text:h text:style-name="Heading_20_3" text:outline-level="3">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3">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3">The First Pesach</text:h>
      <text:p text:style-name="Quotation"><text:span text:style-name="T1">(28) </text:span>By trusting, he obeyed the requirements for the Pesach, including the smearing of the blood, so that the Destroyer of the firstborn would not touch the firstborn of Isra'el.</text:p>
      <text:h text:style-name="P38" text:outline-level="3">On the Run</text:h>
      <text:p text:style-name="Quotation"><text:span text:style-name="T1">(29) </text:span>By trusting, they walked through the Red Sea as through dry land; when the Egyptians tried to do it, the sea swallowed them up.</text:p>
      <text:h text:style-name="Heading_20_2" text:outline-level="2">Yericho</text:h>
      <text:p text:style-name="Quotation"><text:span text:style-name="T1">(30) </text:span>By trusting, the walls of Yericho fell down—after the people had marched around them for seven days.</text:p>
      <text:h text:style-name="Heading_20_2" text:outline-level="2"><text:soft-page-break/>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text:soft-page-break/>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text:soft-page-break/>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69" text:note-class="footnote"><text:note-citation>69</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Quotation"><text:soft-page-break/><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2" text:note-class="footnote"><text:note-citation>72</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Adonai is my helper; I will not be afraid—what can a human being do to me?"<text:note text:id="ftn74" text:note-class="footnote"><text:note-citation>74</text:note-citation><text:note-body><text:p text:style-name="Footnote">Tehillim 27:1; 56:4,11; 118:6</text:p></text:note-body></text:note></text:p>
      <text:list xml:id="list4530275625765385528" text:style-name="L12">
        <text:list-item>
          <text:p text:style-name="P39">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text:soft-page-break/>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p text:style-name="Title">Bibliography</text:p>
      <text:list xml:id="list5503185128072905912" text:style-name="L13">
        <text:list-item>
          <text:p text:style-name="P32">Brown, Raymond. <text:s/>The Message of Hebrews: Christ Above All. <text:s/>Downers Grove, IL: Inter-Varsity, 1982.</text:p>
        </text:list-item>
        <text:list-item>
          <text:p text:style-name="P32">Bruce, F.F. The Epistle to the Hebrews. <text:s/>Grand Rapids: Eerdmans, 1964.</text:p>
        </text:list-item>
        <text:list-item>
          <text:p text:style-name="P32">---. <text:s/>New Testament Development of Old Testament Themes. <text:s/>Grand Rapids, Eerdmans, 1968.</text:p>
        </text:list-item>
        <text:list-item>
          <text:p text:style-name="P32">Evans, Craig A. <text:s/>“The Function of the Old Testament in the New.” Introducing New Testament Interpretation. <text:s/>Grand Rapids: Baker, 1989.</text:p>
        </text:list-item>
        <text:list-item>
          <text:p text:style-name="P32">Hays, Richard B. <text:s/>Echoes of Scripture in the Letters of Paul. <text:s/>New Haven: Yale UP, 1989.</text:p>
        </text:list-item>
        <text:list-item>
          <text:p text:style-name="P32">Lane, William L. <text:s/>Word Biblical Commentary: Hebrews 1-8. <text:s/>Dallas: Word, 1991.</text:p>
        </text:list-item>
        <text:list-item>
          <text:p text:style-name="P32">Longenecker, Richard N. <text:s/>Biblical Exegesis in the Apostolic Period. Grand Rapids, Eerdmans, 1975, 1999.</text:p>
        </text:list-item>
        <text:list-item>
          <text:p text:style-name="P36">McKee, “Hebrews for the Practical Messianic”</text:p>
        </text:list-item>
        <text:list-item>
          <text:p text:style-name="P32">Moo, Douglas. <text:s/>“The Problem of Sensus Plenior.”</text:p>
        </text:list-item>
        <text:list-item>
          <text:p text:style-name="P32">Morris, Leon. <text:s/>“Hebrews.” <text:s/>The Expositor’s Bible Commentary. <text:s/>Ed. Frank E. Gaebelein. Grand Rapids: Zondervan, 1981.</text:p>
        </text:list-item>
        <text:list-item>
          <text:p text:style-name="P32">Newell, William R. <text:s/>Hebrews Verse-By-Verse. <text:s/>Grand Rapids: Kregel, 1995. <text:s/>Originally pub. Chicago: Moody, 1947.</text:p>
        </text:list-item>
        <text:list-item>
          <text:p text:style-name="P36">Trattner</text:p>
        </text:list-item>
        <text:list-item>
          <text:p text:style-name="P36">Hebrew Lexicon explaining terms for “covenant” versus “last will and testament”</text:p>
        </text:list-item>
      </text:list>
      <text:p text:style-name="P14"/>
      <text:p text:style-name="Title">Glossary</text:p>
      <text:p text:style-name="P14"><text:span text:style-name="T4">Hashem<text:line-break/></text:span><text:span text:style-name="T5">Literally, “The Name”; a euphemism employed by religious Jews to avoid direct pronunciation of the tetragrammaton, the four-letter name of God.</text:span></text:p>
      <text:p text:style-name="P14"><text:span text:style-name="T4">Yeshua<text:line-break/></text:span>The Aramaic name usually rendered as “Jesus” in our English Bibles and religious writings. We employ this version of his name in order to remind the reader of his Jewish culture and setting.</text:p>
      <text:p text:style-name="P14"/>
      <text:p text:style-name="Text_20_body"/>
      <text:p text:style-name="P18">Notes</text:p>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3">McKee, pg 2<text:line-break/>McKee asserts that Hebrews is not sufficiently exposited within Christendom. However, he fails to acknowledge that concepts taken from Hebrews lie at the root of many key Christian doctrines.</text:p>
      <text:p text:style-name="P13">McKee, pg 2<text:line-break/>EPIC FAIL! <text:line-break/>“The overwhelming theme of the Epistle to the Hebrews is the superiority of Yeshua's sacrifice and blood atonement over the animal sacrifices of the Levitical priesthood.”</text:p>
      <text:p text:style-name="P13"/>
      <text:p text:style-name="Title">Internet Articles</text:p>
      <text:p text:style-name="Subtitle">New Testament Use of the Old Testament:<text:line-break/>A Case Study from Hebrews 1-2</text:p>
      <text:p text:style-name="P16">by Tim Clark</text:p>
      <text:p text:style-name="P16">Must interact with the material at http://www.xenos.org/ministries/crossroads/OnlineJournal/issue3/ntothebr.htm !</text:p>
      <text:p text:style-name="P16"/>
      <text:p text:style-name="P16">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6"><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text:soft-page-break/>carry the theology forward into God’s larger plan/program; <text:s/>without the earlier prototype, the later events could not be understood. <text:s/>An important point, then, for the NT writer and his view of “fulfillment” is that the past is incomplete, and thus can be “filled” by new revelation. <text:s/></text:p>
      <text:p text:style-name="P16"><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6">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6"><text:soft-page-break/><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6">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6">The intent of the author of Hebrews in his use of the OT in chapters 1-2 is seen in the very beginning verses of this book, in 1:1-4: </text:p>
      <text:p text:style-name="P16">1 <text:tab/>God, after He spoke long ago to the fathers in the prophets in many portions and in many ways,</text:p>
      <text:p text:style-name="P16">2<text:tab/>in these last days has spoken to us in His Son, whom He appointed heir of all things, through whom also He made the world.</text:p>
      <text:p text:style-name="P16">3<text:tab/>And He is the radiance of His glory and the exact representation of His nature, and upholds all things by the word of His power. When He had made purification of sins, He sat down at the right hand of the Majesty on high,</text:p>
      <text:p text:style-name="P16">4<text:tab/>having become as much better than the angels, as He has inherited a more excellent name than they.</text:p>
      <text:p text:style-name="P16"/>
      <text:p text:style-name="P16">In effect, in its most boiled down form, what the author of Hebrews is saying here is, “Jesus is God’s Son, and he has made purification for sins.” <text:s/><text:soft-page-break/>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o need milk and not solid food.” <text:s/>That is, the writer is presenting an explanation of the elementary points of Christian theology, and the implications of those points.</text:p>
      <text:p text:style-name="P16"><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text:soft-page-break/>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6"><text:tab/>The fact that the author of Hebrews has “started from” rather than “reasoned to” the notion of Jesus as Messiah is, I suppose, the main reason that many commentators refer to this writer’s “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text:soft-page-break/>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6"><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text:soft-page-break/>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6"><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OT in verse 5: <text:s/>“For to which of the angels did He ever say, ‘YOU ARE MY SON, TODAY I HAVE BEGOTTEN YOU’?”</text:p>
      <text:p text:style-name="P16">The first reference is to verse 7 of Psalm 2. <text:s/>But we need to understand the whole of Psalm 2 to understand how the writer of Hebrews is using this verse:</text:p>
      <text:p text:style-name="P16">1<text:tab/>Why are the nations in an uproar and the peoples devising a vain thing?</text:p>
      <text:p text:style-name="P16">2<text:tab/>The kings of the earth take their stand and the rulers take counsel together against the LORD and against His Anointed, saying,</text:p>
      <text:p text:style-name="P16">3<text:tab/>"Let us tear their fetters apart and cast away their cords from us!"</text:p>
      <text:p text:style-name="P16">4<text:tab/>He who sits in the heavens laughs, the Lord scoffs at them.</text:p>
      <text:p text:style-name="P16">5<text:tab/>Then He will speak to them in His anger and terrify them in His fury, saying,</text:p>
      <text:p text:style-name="P16">6<text:tab/>"But as for me, I have installed My King upon Zion, My holy mountain."</text:p>
      <text:p text:style-name="P16">7<text:tab/>"I will surely tell of the decree of the LORD: He said to me, "You are My Son, today I have begotten you.</text:p>
      <text:p text:style-name="P16">8<text:tab/>"Ask of me, and I will surely give the nations as your inheritance, and the {very} ends of the earth as your possession.</text:p>
      <text:p text:style-name="P16">9<text:tab/>"You shall break them with a rod of iron, you shall shatter them like earthenware."'</text:p>
      <text:p text:style-name="P16"><text:soft-page-break/>10<text:tab/>Now therefore, O kings, show discernment; take warning, O judges of the earth.</text:p>
      <text:p text:style-name="P16">11<text:tab/>Worship the LORD with reverence and rejoice with trembling.</text:p>
      <text:p text:style-name="P16">12<text:tab/>Do homage to the Son, that He not become angry, and you perish {in} the way, for His wrath may soon be kindled. How blessed are all who take refuge in Him!</text:p>
      <text:p text:style-name="P16"/>
      <text:p text:style-name="P16">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6">8<text:tab/>"Now therefore, thus you shall say to My servant David, "Thus says the LORD of hosts, "I took you from the pasture, from following the sheep, to be ruler over My people Israel.</text:p>
      <text:p text:style-name="P16">9<text:tab/>"I have been with you wherever you have gone and have cut off all your enemies from before you; and I will make you a great name, like the names of the great men who are on the earth.</text:p>
      <text:p text:style-name="P16">10<text:tab/>"I will also appoint a place for My people Israel and will plant them, that they may live in their own place and not be disturbed again, nor will the wicked afflict them any more as formerly,</text:p>
      <text:p text:style-name="P16">11<text:tab/>even from the day that I commanded judges to be over My people Israel; and I will give you rest from all your enemies. The LORD also declares to you that the LORD will make a house for you.</text:p>
      <text:p text:style-name="P16">12<text:tab/>"When your days are complete and you lie down with your fathers, I will raise up your descendant after you, who will come forth from you, and I will establish his kingdom.</text:p>
      <text:p text:style-name="P16"><text:soft-page-break/>13<text:tab/>"He shall build a house for My name, and I will establish the throne of his kingdom forever.</text:p>
      <text:p text:style-name="P16">14<text:tab/>"I will be a father to him and he will be a son to Me; when he commits iniquity, I will correct him with the rod of men and the strokes of the sons of men,</text:p>
      <text:p text:style-name="P16">15<text:tab/>but My lovingkindness shall not depart from him, as I took {it} away from Saul, whom I removed from before you.</text:p>
      <text:p text:style-name="P16">16<text:tab/>"Your house and your kingdom shall endure before Me forever; your throne shall be established forever.""'</text:p>
      <text:p text:style-name="P16"/>
      <text:p text:style-name="P16">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6"><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text:soft-page-break/>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6">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6">8<text:tab/>But of the Son {He says} <text:s/>"YOUR THRONE, O GOD, IS FOREVER AND EVER, AND THE RIGHTEOUS SCEPTER IS THE SCEPTER OF HIS KINGDOM.</text:p>
      <text:p text:style-name="P16">9<text:tab/>"YOU HAVE LOVED RIGHTEOUSNESS AND HATED LAWLESSNESS; THEREFORE GOD, YOUR GOD, HAS ANOINTED YOU WITH THE OIL OF GLADNESS ABOVE YOUR COMPANIONS.”</text:p>
      <text:p text:style-name="P16"/>
      <text:p text:style-name="P16">These verses are pulled from Psalm 45, and here it is important for us to examine the entire psalm as a whole:</text:p>
      <text:p text:style-name="P16">1<text:tab/>My heart overflows with a good theme; I address my verses to the King; My tongue is the pen of a ready writer.</text:p>
      <text:p text:style-name="P16">2<text:tab/>You are fairer than the sons of men; Grace is poured upon your lips; therefore God has blessed you forever.</text:p>
      <text:p text:style-name="P16">3<text:tab/>Gird your sword on {your} thigh, O Mighty One, {in} your splendor and your majesty!</text:p>
      <text:p text:style-name="P16"><text:soft-page-break/>4<text:tab/>And in your majesty ride on victoriously, for the cause of truth and meekness {and} righteousness; let your right hand teach you awesome things.</text:p>
      <text:p text:style-name="P16">5<text:tab/>Your arrows are sharp; the peoples fall under you; {your arrows are} in the heart of the king's enemies.</text:p>
      <text:p text:style-name="P16">6<text:tab/>Your throne, O God, is forever and ever; a scepter of uprightness is the scepter of your kingdom.</text:p>
      <text:p text:style-name="P16">7<text:tab/>You have loved righteousness and hated wickedness; therefore God, your God, has anointed you with the oil of joy above your fellows.</text:p>
      <text:p text:style-name="P16">8<text:tab/>All your garments are {fragrant with} myrrh and aloes {and} cassia; out of ivory palaces stringed instruments have made you glad.</text:p>
      <text:p text:style-name="P16">9<text:tab/>Kings' daughters are among your noble ladies; at your right hand stands the queen in gold from Ophir.</text:p>
      <text:p text:style-name="P16">10<text:tab/>Listen, O daughter, give attention and incline your ear: forget your people and your father's house;</text:p>
      <text:p text:style-name="P16">11<text:tab/>Then the King will desire your beauty. Because He is your Lord, bow down to Him.</text:p>
      <text:p text:style-name="P16">12<text:tab/>The daughter of Tyre {will come} with a gift; the rich among the people will seek your favor.</text:p>
      <text:p text:style-name="P16">13<text:tab/>The king's daughter is all glorious within; her clothing is interwoven with gold.</text:p>
      <text:p text:style-name="P16">14<text:tab/>She will be led to the King in embroidered work; the virgins, her companions who follow her, will be brought to you.</text:p>
      <text:p text:style-name="P16">15<text:tab/>They will be led forth with gladness and rejoicing; they will enter into the king's palace.</text:p>
      <text:p text:style-name="P16">16<text:tab/>In place of your fathers will be your sons; you shall make them princes in all the earth.</text:p>
      <text:p text:style-name="P16">17<text:tab/>I will cause your name to be remembered in all generations; therefore the peoples will give you thanks forever and ever.</text:p>
      <text:p text:style-name="P16"/>
      <text:p text:style-name="P16"><text:soft-page-break/>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6"><text:tab/>In case we have not gotten the point that Jesus is in fact God, the author of Hebrews makes it crystal clear:</text:p>
      <text:p text:style-name="P16">10<text:tab/>And, YOU, LORD, IN THE BEGINNING LAID THE FOUNDATION OF THE EARTH, AND THE HEAVENS ARE THE WORKS OF YOUR HANDS;</text:p>
      <text:p text:style-name="P16">11<text:tab/>THEY WILL PERISH, BUT YOU REMAIN; AND THEY ALL WILL BECOME OLD LIKE A GARMENT,</text:p>
      <text:p text:style-name="P16">12<text:tab/>AND LIKE A MANTLE YOU WILL ROLL THEM UP; LIKE A GARMENT THEY WILL ALSO BE CHANGED. BUT YOU ARE THE SAME, AND YOUR YEARS WILL NOT COME TO AN END.</text:p>
      <text:p text:style-name="P16"/>
      <text:p text:style-name="P16">Jesus is not only “a king,” or even a “messianic king,” as it might be possible (though, I think, incorrect) to deduce from the passages already quoted. <text:s/>In case we are inclined to assume that the he uses references to God only to <text:soft-page-break/>make a point about kingship, the author now quotes from Psalm 102, which clearly refers to the all-powerful God:</text:p>
      <text:p text:style-name="P16">12<text:tab/>But you, O LORD, abide forever, and your name to all generations….</text:p>
      <text:p text:style-name="P16">18<text:tab/>This will be written for the generation to come, that a people yet to be created may praise the LORD.</text:p>
      <text:p text:style-name="P16">19<text:tab/>For He looked down from His holy height; from heaven the LORD gazed upon the earth…</text:p>
      <text:p text:style-name="P16">24<text:tab/>I say, "O my God, do not take me away in the midst of my days, your years are throughout all generations.</text:p>
      <text:p text:style-name="P16">25<text:tab/>"Of old you founded the earth, and the heavens are the work of your hands.</text:p>
      <text:p text:style-name="P16">26<text:tab/>"Even they will perish, but you endure; and all of them will wear out like a garment; like clothing you will change them and they will be changed.</text:p>
      <text:p text:style-name="P16">27<text:tab/>"But you are the same, and your years will not come to an end.</text:p>
      <text:p text:style-name="P16">28<text:tab/>"The children of your servants will continue, and their descendants will be established before you."</text:p>
      <text:p text:style-name="P16"/>
      <text:p text:style-name="P16">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6">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6"><text:tab/>So, up to this point the author has made the claims that “Jesus is King” and “Jesus is God,” and he has used OT passages as the means to make the claim and also to add theological depth to his brief assertions. <text:s/>At <text:soft-page-break/>this point he continues making theological claims about Jesus, but he shifts focus. <text:s/>His first quotation to reflect this new focus comes in verses 6-8:</text:p>
      <text:p text:style-name="P16">6<text:tab/>But one has testified somewhere, saying, "WHAT IS MAN, THAT YOU REMEMBER HIM? OR THE SON OF MAN, THAT YOU ARE CONCERNED ABOUT HIM?</text:p>
      <text:p text:style-name="P16">7<text:tab/>"YOU HAVE MADE HIM FOR A LITTLE WHILE LOWER THAN THE ANGELS; YOU HAVE CROWNED HIM WITH GLORY AND HONOR, AND HAVE APPOINTED HIM OVER THE WORKS OF YOUR HANDS;</text:p>
      <text:p text:style-name="P16">8<text:tab/>YOU HAVE PUT ALL THINGS IN SUBJECTION UNDER HIS FEET."</text:p>
      <text:p text:style-name="P16"/>
      <text:p text:style-name="P16">This is of course a reference to Psalm 8, a glorious picture of the dignity that God has assigned to man:</text:p>
      <text:p text:style-name="P16">1<text:tab/>O LORD, our Lord, how majestic is your name in all the earth, who have displayed your splendor above the heavens!</text:p>
      <text:p text:style-name="P16">2<text:tab/>From the mouth of infants and nursing babes you have established strength because of your adversaries, to make the enemy and the revengeful cease.</text:p>
      <text:p text:style-name="P16">3<text:tab/>When I consider your heavens, the work of your fingers, the moon and the stars, which you have ordained;</text:p>
      <text:p text:style-name="P16">4<text:tab/>What is man that you take thought of him, and the son of man that you care for him?</text:p>
      <text:p text:style-name="P16">5<text:tab/>Yet you have made him a little lower than God, and you crown him with glory and majesty!</text:p>
      <text:p text:style-name="P16">6<text:tab/>You make him to rule over the works of your hands; you have put all things under his feet,</text:p>
      <text:p text:style-name="P16">7<text:tab/>All sheep and oxen, and also the beasts of the field,</text:p>
      <text:p text:style-name="P16">8<text:tab/>The birds of the heavens and the fish of the sea, whatever passes through the paths of the seas.</text:p>
      <text:p text:style-name="P16">9<text:tab/>O LORD, our Lord, how majestic is your name in all the earth!</text:p>
      <text:p text:style-name="P16"/>
      <text:p text:style-name="P16"><text:soft-page-break/>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6"><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text:soft-page-break/>been laid in chapters 1 and 2—that Jesus is king, God, and at the same time human—provides the theological basis of all that follows in the book.</text:p>
      <text:p text:style-name="P16"><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6">1<text:tab/>For this Melchizedek, king of Salem, priest of the Most High God, who met Abraham as he was returning from the slaughter of the kings and blessed him,</text:p>
      <text:p text:style-name="P16">2<text:tab/>to whom also Abraham apportioned a tenth part of all {the spoils} <text:s/>was first of all, by the translation {of his name} <text:s/>king of righteousness, and then also king of Salem, which is king of peace.</text:p>
      <text:p text:style-name="P16"/>
      <text:p text:style-name="P16">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6"><text:soft-page-break/>6 <text:s text:c="2"/><text:tab/>just as He says also in another {passage} <text:s/>"YOU ARE A PRIEST FOREVER ACCORDING TO THE ORDER OF MELCHIZEDEK."</text:p>
      <text:p text:style-name="P16">7 <text:tab/> <text:s text:c="2"/>In the days of His flesh, He offered up both prayers and supplications with loud crying and tears to the One able to save Him from death, and He was heard because of His piety.</text:p>
      <text:p text:style-name="P16"/>
      <text:p text:style-name="P16">This of course hearkens back to the beautiful and well-known passage from chapter 4, which really is the beginning of this current section, and which shows how significant it is that Christ is a human high priest:</text:p>
      <text:p text:style-name="P16">14 <text:tab/>Therefore, since we have a great high priest who has passed through the heavens, Jesus the Son of God, let us hold fast our confession.</text:p>
      <text:p text:style-name="P16">15 <text:tab/>For we do not have a high priest who cannot sympathize with our weaknesses, but One who has been tempted in all things as {we are, yet} without sin.</text:p>
      <text:p text:style-name="P16">16 <text:tab/>Therefore let us draw near with confidence to the throne of grace, so that we may receive mercy and find grace to help in time of need.</text:p>
      <text:p text:style-name="P16"/>
      <text:p text:style-name="P16">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6">9<text:tab/>And having been made perfect, He became to all those who obey Him the source of eternal salvation,</text:p>
      <text:p text:style-name="P16">10<text:tab/>being designated by God as a high priest according to the order of Melchizedek.</text:p>
      <text:p text:style-name="P16"/>
      <text:p text:style-name="P16">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6"><text:soft-page-break/>23<text:tab/>The {former} priests, on the one hand, existed in greater numbers because they were prevented by death from continuing,</text:p>
      <text:p text:style-name="P16">24<text:tab/>but Jesus, on the other hand, because He continues forever, holds His priesthood permanently.</text:p>
      <text:p text:style-name="P16">25<text:tab/>Therefore He is able also to save forever those who draw near to God through Him, since He always lives to make intercession for them.</text:p>
      <text:p text:style-name="P16"/>
      <text:p text:style-name="P16">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6"/>
      <text:p text:style-name="P16">NOTES</text:p>
      <text:p text:style-name="P16">[1] It should be understood that NT writers use the OT in a variety of ways as I will discuss later, and not every use will fit directly into this scheme. But I do believe that that this is the general hermeneutical context for the use of the OT in the NT. </text:p>
      <text:p text:style-name="P16">[2] Or to imply it by capitalizing the first letter of "son," "king," "anointed," etc., as many modern versions do. </text:p>
      <text:p text:style-name="P16">[3] Thus I have to disagree slightly with Newell, who sees in verse 5 an emphasis on the humanity of Jesus. While that might be implied, I believe <text:soft-page-break/>that the notion of kingship is more important, for it provides a foundation for later points in the book. </text:p>
      <text:p text:style-name="P16">[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6">See more at: http://www.xenos.org/ministries/crossroads/OnlineJournal/issue3/ntothebr.htm#NOTES</text:p>
      <text:p text:style-name="P16"/>
      <text:p text:style-name="P16"/>
      <text:p text:style-name="P19">THE INTERPRETATION OF SCRIPTURE</text:p>
      <text:p text:style-name="Subtitle">Course at Crandall University</text:p>
      <text:p text:style-name="Text_20_body">http://www.mycrandall.ca/courses/NewTestament/Hebrews/OTinNT.htm</text:p>
      <text:p text:style-name="P14"/>
      <text:p text:style-name="P14">1. Introduction</text:p>
      <text:p text:style-name="P14">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4"/>
      <text:p text:style-name="P14"><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called typological interpretation, in which a person, place, thing or event in the Old Testament is assumed to foreshadow an eschatological reality to which it is analogically or functionally similar.</text:p>
      <text:p text:style-name="P14"><text:soft-page-break/><text:s/></text:p>
      <text:p text:style-name="P14"/>
      <text:p text:style-name="P14">2. Literal Interpretation</text:p>
      <text:p text:style-name="P14"/>
      <text:p text:style-name="P14">Most Jews began with the literal interpretation of the Old Testament, especially the Torah; this was the substratum of all other interpretive approaches. <text:s/>In other words, what the text plainly and literally intended is taken to be the meaning.</text:p>
      <text:p text:style-name="P14"/>
      <text:p text:style-name="P14">2.1. New Testament</text:p>
      <text:p text:style-name="P14"/>
      <text:p text:style-name="P14">2.1.1. Jesus</text:p>
      <text:p text:style-name="P14"/>
      <text:p text:style-name="P14">A. Matt 9:9-13; 12:1-8 (Hosea 6:6)</text:p>
      <text:p text:style-name="P14"/>
      <text:p text:style-name="P14">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4"/>
      <text:p text:style-name="P14"><text:s text:c="4"/>Jesus applies Hosea 6:6 literally in another context. Once his disciples pluck grain and eat it, but this is work (harvesting) and should not, according to the Pharisaic view, be done on the Sabbath. <text:s/>Jesus replies 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text:soft-page-break/>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4"/>
      <text:p text:style-name="P14">B. Mark 7:1-13 = Matt 15:1-9 (Exod 20:12/Deut 5:16; Exod 21:17/Lev 20:9)</text:p>
      <text:p text:style-name="P14"/>
      <text:p text:style-name="P14">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4"/>
      <text:p text:style-name="P14">2.1.2. 1 Corinthians 6:16 (Gen 2:24)</text:p>
      <text:p text:style-name="P14"/>
      <text:p text:style-name="P14">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ext:soft-page-break/>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4"/>
      <text:p text:style-name="P14">2.2. Second-Temple Jewish Texts</text:p>
      <text:p text:style-name="P14"/>
      <text:p text:style-name="P14">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4"><text:s/></text:p>
      <text:p text:style-name="P14"/>
      <text:p text:style-name="P14">3. Midrashic Interpretation</text:p>
      <text:p text:style-name="P14"/>
      <text:p text:style-name="P14">Jews of the second-Temple period also interpreted the Old Testament midrashically. <text:s/>Midrashic interpretation is not really one type of interpretation, but describes a general approach to Old Testament <text:soft-page-break/>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4"/>
      <text:p text:style-name="P14">3.1. Jesus</text:p>
      <text:p text:style-name="P14"/>
      <text:p text:style-name="P14">3.1.1. Mark 12:18-27 = Matt 22:23-33 = Luke 20:27-40 (Exod 3:6, 15)</text:p>
      <text:p text:style-name="P14"/>
      <text:p text:style-name="P14">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4"/>
      <text:p text:style-name="P14">3.1.2. John 7:16-24</text:p>
      <text:p text:style-name="P14"><text:soft-page-break/></text:p>
      <text:p text:style-name="P14">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4"/>
      <text:p text:style-name="P14">3.1.3. Mark 12:35-37a = Matt 22:41-46 = Luke 20:41-44 ( Ps 110:1)</text:p>
      <text:p text:style-name="P14"/>
      <text:p text:style-name="P14">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4"/>
      <text:p text:style-name="P14">3.2. Paul (1 Cor 9:8-9) (Deut 25:4)</text:p>
      <text:p text:style-name="P14"/>
      <text:p text:style-name="P14"><text:soft-page-break/>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4"/>
      <text:p text:style-name="P14">3.3. Second-Temple Jewish Texts</text:p>
      <text:p text:style-name="P14"/>
      <text:p text:style-name="P14">3.3.1. Rabbinic Use of Qal Vahomer</text:p>
      <text:p text:style-name="P14"/>
      <text:p text:style-name="P14">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4"/>
      <text:p text:style-name="P14"><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4"/>
      <text:p text:style-name="P14"><text:soft-page-break/><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4"/>
      <text:p text:style-name="P14">3.3.2. Example of Rabbinic Use of Gezerah Shavah (Mek. Nezikin 1.31-43)</text:p>
      <text:p text:style-name="P14"/>
      <text:p text:style-name="P14">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4"/>
      <text:p text:style-name="P14">3.3.3. Damascus Document 4-5</text:p>
      <text:p text:style-name="P14"/>
      <text:p text:style-name="P14">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text:soft-page-break/>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4"/>
      <text:p text:style-name="P14">3.3.4. The "World to Come" in Early Rabbinic Exegesis</text:p>
      <text:p text:style-name="P14"/>
      <text:p text:style-name="P14">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text:soft-page-break/>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4"/>
      <text:p text:style-name="P14"><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4"><text:s/></text:p>
      <text:p text:style-name="P14"/>
      <text:p text:style-name="P14">4. Pesher Interpretation</text:p>
      <text:p text:style-name="P14"/>
      <text:p text:style-name="P14"><text:soft-page-break/>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4"/>
      <text:p text:style-name="P14">4.1. Jesus</text:p>
      <text:p text:style-name="P14"/>
      <text:p text:style-name="P14">4.1.1. Mark 12:10-11 = Matt 21:42-44 = Luke 20:17-18</text:p>
      <text:p text:style-name="P14"/>
      <text:p text:style-name="P14">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4"><text:soft-page-break/></text:p>
      <text:p text:style-name="P14">4.1.2. Luke 4:16-30 (Isaiah 61:1-2)</text:p>
      <text:p text:style-name="P14"/>
      <text:p text:style-name="P14">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4"/>
      <text:p text:style-name="P14">4.2. Matthew</text:p>
      <text:p text:style-name="P14"/>
      <text:p text:style-name="P14">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4"/>
      <text:p text:style-name="P14">4.3. Second-Temple Jewish Texts</text:p>
      <text:p text:style-name="P14"><text:soft-page-break/></text:p>
      <text:p text:style-name="P14">1QpHab (Habakkuk Pesher)</text:p>
      <text:p text:style-name="P14"/>
      <text:p text:style-name="P14">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4"/>
      <text:p text:style-name="P14"><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4"><text:s/></text:p>
      <text:p text:style-name="P14"/>
      <text:p text:style-name="P14"><text:soft-page-break/>5. Typological Interpretation</text:p>
      <text:p text:style-name="P14"/>
      <text:p text:style-name="P14">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4"/>
      <text:p text:style-name="P14">5.1. Luke 11:29-30 = Matt 12:38-40</text:p>
      <text:p text:style-name="P14"/>
      <text:p text:style-name="P14">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4"/>
      <text:p text:style-name="P14">5.2. 1 Cor 10:-4</text:p>
      <text:p text:style-name="P14"/>
      <text:p text:style-name="P14">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ext:soft-page-break/>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4"><text:s/></text:p>
      <text:p text:style-name="P14"/>
      <text:p text:style-name="P14"/>
      <text:p text:style-name="P14">Last Modified On:<text:line-break/>Thursday, October 10, 2013</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0.5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Standard">
      <style:paragraph-properties fo:text-align="end" style:justify-single-word="false"/>
      <style:text-properties fo:font-weight="bold" style:font-weight-asian="bold" style:font-weight-complex="bold"/>
    </style:style>
    <style:style style:name="MP6" style:family="paragraph" style:parent-style-name="Header">
      <style:paragraph-properties fo:text-align="start" style:justify-single-word="false"/>
    </style:style>
    <style:style style:name="MP7" style:family="paragraph" style:parent-style-name="Footer">
      <style:paragraph-properties fo:text-align="start" style:justify-single-word="false"/>
    </style:style>
    <style:style style:name="MP8"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Hebrews</text:h>
      </style:header>
      <style:footer>
        <text:p text:style-name="MP1"><text:page-number text:select-page="current"/></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52</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84</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85</text:page-number></text:p>
      </style:footer>
    </style:master-page>
    <style:master-page style:name="Intro_20_Right_20_Page" style:display-name="Intro Right Page" style:page-layout-name="Mpm6" style:next-style-name="Intro_20_Left_20_Page">
      <style:header>
        <text:p text:style-name="MP5">Introduction</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6">Introduction</text:p>
      </style:header>
      <style:footer>
        <text:p text:style-name="MP7"><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6">Forward</text:p>
      </style:header>
      <style:footer>
        <text:p text:style-name="MP7"><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Where Do I Begin?</text:p>
      </style:header>
      <style:footer>
        <text:p text:style-name="MP7"><text:page-number text:select-page="current">12</text:page-number></text:p>
      </style:footer>
    </style:master-page>
    <style:master-page style:name="Chapter_20_Right_20_Page" style:display-name="Chapter Right Page" style:page-layout-name="Mpm13" style:next-style-name="Chapter_20_Left_20_Page">
      <style:header>
        <text:p text:style-name="MP8">Where Do I Begin?</text:p>
      </style:header>
      <style:footer>
        <text:p text:style-name="MP1"><text:page-number text:select-page="current">13</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05T21:50:08.35</dc:date>
    <meta:editing-duration>P29DT56M47S</meta:editing-duration>
    <meta:editing-cycles>45</meta:editing-cycles>
    <meta:generator>OpenOffice/4.1.1$Win32 OpenOffice.org_project/411m6$Build-9775</meta:generator>
    <meta:document-statistic meta:table-count="0" meta:image-count="0" meta:object-count="0" meta:page-count="99" meta:paragraph-count="713" meta:word-count="28512" meta:character-count="162800"/>
  </office:meta>
</office:document-meta>
</file>